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1bf0"/>
    </style:style>
    <style:style style:name="P2" style:family="paragraph" style:parent-style-name="Standard">
      <style:text-properties fo:language="pl" fo:country="PL" officeooo:rsid="00051bf0" officeooo:paragraph-rsid="00051bf0"/>
    </style:style>
    <style:style style:name="P3" style:family="paragraph" style:parent-style-name="Standard">
      <style:text-properties fo:language="pl" fo:country="PL" officeooo:paragraph-rsid="00051bf0"/>
    </style:style>
    <style:style style:name="P4" style:family="paragraph" style:parent-style-name="Standard">
      <style:text-properties officeooo:rsid="0006e673" officeooo:paragraph-rsid="0006e673"/>
    </style:style>
    <style:style style:name="P5" style:family="paragraph" style:parent-style-name="Standard">
      <style:paragraph-properties fo:break-before="page"/>
      <style:text-properties fo:language="pl" fo:country="PL" officeooo:rsid="00051bf0" officeooo:paragraph-rsid="00051bf0"/>
    </style:style>
    <style:style style:name="P6" style:family="paragraph" style:parent-style-name="Standard">
      <style:paragraph-properties fo:break-before="page"/>
      <style:text-properties officeooo:rsid="0006e673" officeooo:paragraph-rsid="0006e673"/>
    </style:style>
    <style:style style:name="T1" style:family="text">
      <style:text-properties officeooo:rsid="00051bf0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51bf0"/>
    </style:style>
    <style:style style:name="T4" style:family="text">
      <style:text-properties fo:language="pl" fo:country="PL" officeooo:rsid="0006e6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zy Machine Learning może pomóc zwierzętom ze schroniska być adoptowanym?</text:p>
      <text:p text:style-name="P2"/>
      <text:p text:style-name="P2">Autor: Dawid Wiśniewski</text:p>
      <text:p text:style-name="P5">O Autorze</text:p>
      <text:p text:style-name="P2"/>
      <text:p text:style-name="P2">Dawid Wiśniewski</text:p>
      <text:p text:style-name="P2"/>
      <text:p text:style-name="P3"><text:span text:style-name="T1">Z wykształcenia jestem ekonomistą ze specjalizacją w Ekonomii Matematycznej. Na całej mojej ścieżce edykacyjna pojawiał się wątek programistyczny, od Pascala i PHP w szkole średniej, które zainspirowały mnie do pierwszych kroków w tworzeniu prostych programów, przez C, SASa I R na studiach wspierających mnie w przetwarzaniu i analizie danych, po okazjonalne ułatwianie sobie żmudnych zadań w pracy z wykorzystaniem VBA. </text:span></text:p>
      <text:p text:style-name="P1"><text:span text:style-name="T3">Udział w Bootcampie Kodołamacz Data Science był oczywistą decyzją w moim dążeniu, żeby zrozumieć czym to całe „ML” i „AI” różnie się, od mojej codziennej pracy w obszarze analityki. Pomógł mi nie tylko zrozumieć, że merytoryczna wiedza statystyczna i ekonometryczna się nie dezaktualizuje, ale </text:span><text:span text:style-name="T4">pokazał jak rozwijane </text:span><text:span text:style-name="T3">narzędzie, w tym przede wszystkim Python, oraz </text:span><text:span text:style-name="T4">najświeższe </text:span><text:span text:style-name="T3">algorytmy uczenia nadzorowanego otwierają nowe możliwości.</text:span></text:p>
      <text:p text:style-name="P4"><text:span text:style-name="T2"/></text:p>
      <text:p text:style-name="P6"><text:span text:style-name="T2">Wstęp</text:span></text:p>
      <text:p text:style-name="P4"><text:span text:style-name="T2"/></text:p>
      <text:p text:style-name="P4"><text:span text:style-name="T2">W projekcie, o którym przeczytacie poniżej, starałem się skupić na tym, co według mnie w Data Science jest najważniejsze, choć często spychane na drugi plan – jakie wnioski możemy wyciągać z zaawansowanych modeli matematycznych i statystycznych, żeby na lepsze zmieniać rzeczywistość, która nas otacza.</text:span></text:p>
      <text:p text:style-name="P4"><text:span text:style-name="T2">Na świecie jest wiele bezpańskich zwierząt, a dla wielu z nich proces adopcji jest czasochłonny, i nie zawsze zakończony sukcesem. </text:span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9:59:53.268739963</meta:creation-date>
    <dc:date>2021-07-06T20:16:53.512207147</dc:date>
    <meta:editing-duration>PT6M10S</meta:editing-duration>
    <meta:editing-cycles>1</meta:editing-cycles>
    <meta:document-statistic meta:table-count="0" meta:image-count="0" meta:object-count="0" meta:page-count="4" meta:paragraph-count="9" meta:word-count="202" meta:character-count="1414" meta:non-whitespace-character-count="1218"/>
    <meta:generator>LibreOffice/6.4.6.2$Linux_X86_64 LibreOffice_project/40$Build-2</meta:generator>
  </office:meta>
</office:document-meta>
</file>